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yus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rl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hush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sh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r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ike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ibhav</text:p>
          </table:table-cell>
        </table:table-row>
      </table:table>
      <table:table table:name="Checkli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ecklist</text:p>
          </table:table-cell>
          <table:table-cell office:value-type="string" calcext:value-type="string">
            <text:p>User-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cklist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cklist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cklist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cklist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cklist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cklist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cklist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cklist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cklist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cklist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cklist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cklist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cklist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cklist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cklist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cklist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ecklist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cklist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cklist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ecklist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ecklist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ecklist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ecklist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ecklist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ecklist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ecklist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ecklist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ecklist28</text:p>
          </table:table-cell>
          <table:table-cell office:value-type="float" office:value="7" calcext:value-type="float">
            <text:p>7</text:p>
          </table:table-cell>
        </table:table-row>
      </table:table>
      <table:table table:name="Task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hecklist-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sk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sk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sk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sk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sk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sk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sk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sk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sk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sk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sk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sk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sk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sk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sk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sk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sk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sk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sk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sk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sk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sk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sk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sk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sk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sk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sk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sk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sk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sk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sk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sk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sk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sk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sk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sk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sk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sk38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9:15:54.691372195</meta:creation-date>
    <dc:date>2020-02-05T19:28:41.642760222</dc:date>
    <meta:editing-duration>PT14S</meta:editing-duration>
    <meta:editing-cycles>1</meta:editing-cycles>
    <meta:document-statistic meta:table-count="3" meta:cell-count="220" meta:object-count="0"/>
    <meta:generator>LibreOffice/6.0.7.3$Linux_X86_64 LibreOffice_project/00m0$Build-3</meta:generator>
  </office:meta>
</office:document-meta>
</file>